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f1f7" officeooo:paragraph-rsid="0019f1f7"/>
    </style:style>
    <style:style style:name="P2" style:family="paragraph" style:parent-style-name="Standard">
      <style:text-properties officeooo:rsid="0019f1f7" officeooo:paragraph-rsid="0019f1f7"/>
    </style:style>
    <style:style style:name="P3" style:family="paragraph" style:parent-style-name="Standard">
      <style:text-properties fo:font-weight="bold" officeooo:rsid="0019f1f7" officeooo:paragraph-rsid="0019f1f7" style:font-weight-asian="bold" style:font-weight-complex="bold"/>
    </style:style>
    <style:style style:name="P4" style:family="paragraph" style:parent-style-name="Standard">
      <style:text-properties fo:language="en" fo:country="US" fo:font-style="italic" officeooo:rsid="001a5234" officeooo:paragraph-rsid="001a5234" style:font-style-asian="italic" style:font-style-complex="italic"/>
    </style:style>
    <style:style style:name="P5" style:family="paragraph" style:parent-style-name="Standard">
      <style:text-properties fo:language="en" fo:country="US" fo:font-style="italic" officeooo:rsid="001b70fa" officeooo:paragraph-rsid="001b70fa" style:font-style-asian="italic" style:font-style-complex="italic"/>
    </style:style>
    <style:style style:name="P6" style:family="paragraph" style:parent-style-name="Standard">
      <style:text-properties fo:language="en" fo:country="US" fo:font-style="italic" fo:font-weight="bold" officeooo:rsid="001a5234" officeooo:paragraph-rsid="001a5234" style:font-style-asian="italic" style:font-weight-asian="bold" style:font-style-complex="italic" style:font-weight-complex="bold"/>
    </style:style>
    <style:style style:name="P7" style:family="paragraph" style:parent-style-name="Standard">
      <style:text-properties fo:language="en" fo:country="US" fo:font-style="italic" fo:font-weight="bold" officeooo:rsid="001b70fa" officeooo:paragraph-rsid="001b70fa" style:font-style-asian="italic" style:font-weight-asian="bold" style:font-style-complex="italic" style:font-weight-complex="bold"/>
    </style:style>
    <style:style style:name="P8" style:family="paragraph" style:parent-style-name="Standard">
      <style:text-properties fo:language="en" fo:country="US" fo:font-style="italic" fo:font-weight="bold" officeooo:rsid="001d684f" officeooo:paragraph-rsid="001d684f" style:font-style-asian="italic" style:font-weight-asian="bold" style:font-style-complex="italic" style:font-weight-complex="bold"/>
    </style:style>
    <style:style style:name="P9" style:family="paragraph" style:parent-style-name="Standard">
      <style:text-properties fo:language="en" fo:country="US" fo:font-style="italic" fo:font-weight="bold" officeooo:rsid="001f9d7e" officeooo:paragraph-rsid="001f9d7e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language="en" fo:country="US" fo:font-style="italic" fo:font-weight="bold" officeooo:rsid="0023f869" officeooo:paragraph-rsid="0023f869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language="en" fo:country="US" fo:font-style="normal" officeooo:rsid="001a5234" officeooo:paragraph-rsid="001a5234" style:font-style-asian="normal" style:font-style-complex="normal"/>
    </style:style>
    <style:style style:name="P12" style:family="paragraph" style:parent-style-name="Standard">
      <style:text-properties fo:language="en" fo:country="US" fo:font-style="normal" officeooo:rsid="001b70fa" officeooo:paragraph-rsid="001b70fa" style:font-style-asian="normal" style:font-style-complex="normal"/>
    </style:style>
    <style:style style:name="P13" style:family="paragraph" style:parent-style-name="Standard">
      <style:text-properties fo:language="en" fo:country="US" fo:font-style="normal" officeooo:rsid="001d684f" officeooo:paragraph-rsid="001d684f" style:font-style-asian="normal" style:font-style-complex="normal"/>
    </style:style>
    <style:style style:name="P14" style:family="paragraph" style:parent-style-name="Standard">
      <style:text-properties fo:language="en" fo:country="US" fo:font-style="normal" officeooo:rsid="001f9d7e" officeooo:paragraph-rsid="001f9d7e" style:font-style-asian="normal" style:font-style-complex="normal"/>
    </style:style>
    <style:style style:name="P15" style:family="paragraph" style:parent-style-name="Standard">
      <style:text-properties fo:language="en" fo:country="US" fo:font-style="normal" officeooo:rsid="00216b47" officeooo:paragraph-rsid="00216b47" style:font-style-asian="normal" style:font-style-complex="normal"/>
    </style:style>
    <style:style style:name="P16" style:family="paragraph" style:parent-style-name="Standard">
      <style:text-properties fo:language="en" fo:country="US" fo:font-style="normal" officeooo:rsid="00251ce5" officeooo:paragraph-rsid="00251ce5" style:font-style-asian="normal" style:font-style-complex="normal"/>
    </style:style>
    <style:style style:name="P17" style:family="paragraph" style:parent-style-name="Standard">
      <style:text-properties fo:language="en" fo:country="US" fo:font-style="normal" fo:font-weight="bold" officeooo:rsid="00216b47" officeooo:paragraph-rsid="00216b47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language="en" fo:country="US" fo:font-style="normal" fo:font-weight="bold" officeooo:rsid="00251ce5" officeooo:paragraph-rsid="00251ce5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language="en" fo:country="US" officeooo:paragraph-rsid="001a5234"/>
    </style:style>
    <style:style style:name="P20" style:family="paragraph" style:parent-style-name="Standard">
      <style:text-properties fo:language="en" fo:country="US" officeooo:rsid="001b70fa" officeooo:paragraph-rsid="001b70fa"/>
    </style:style>
    <style:style style:name="P21" style:family="paragraph" style:parent-style-name="Standard">
      <style:text-properties fo:language="en" fo:country="US" officeooo:rsid="0019f1f7" officeooo:paragraph-rsid="0019f1f7"/>
    </style:style>
    <style:style style:name="P22" style:family="paragraph" style:parent-style-name="Standard">
      <style:text-properties officeooo:paragraph-rsid="0023f869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a5234" style:font-style-asian="normal" style:font-style-complex="normal"/>
    </style:style>
    <style:style style:name="T3" style:family="text">
      <style:text-properties fo:font-style="normal" officeooo:rsid="002279d8" style:font-style-asian="normal" style:font-style-complex="normal"/>
    </style:style>
    <style:style style:name="T4" style:family="text">
      <style:text-properties officeooo:rsid="001a5234"/>
    </style:style>
    <style:style style:name="T5" style:family="text">
      <style:text-properties officeooo:rsid="001f9d7e"/>
    </style:style>
    <style:style style:name="T6" style:family="text">
      <style:text-properties officeooo:rsid="0023f869"/>
    </style:style>
    <style:style style:name="T7" style:family="text">
      <style:text-properties fo:language="en" fo:country="US" fo:font-style="italic" fo:font-weight="bold" officeooo:rsid="0023f869" style:font-style-asian="italic" style:font-weight-asian="bold" style:font-style-complex="italic" style:font-weight-complex="bold"/>
    </style:style>
    <style:style style:name="T8" style:family="text">
      <style:text-properties fo:language="en" fo:country="US" fo:font-style="normal" fo:font-weight="normal" officeooo:rsid="0023f869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fo:font-weight="normal" officeooo:rsid="00251ce5" style:font-style-asian="normal" style:font-weight-asian="normal" style:font-style-complex="normal" style:font-weight-complex="normal"/>
    </style:style>
    <style:style style:name="T10" style:family="text">
      <style:text-properties officeooo:rsid="0024551f"/>
    </style:style>
    <style:style style:name="T11" style:family="text">
      <style:text-properties officeooo:rsid="002682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nke de Par <text:span text:style-name="T4">Blog</text:span></text:p>
      <text:p text:style-name="P1">Functioneel ontwerp</text:p>
      <text:p text:style-name="P1">Tjitze</text:p>
      <text:p text:style-name="P1"/>
      <text:p text:style-name="P1"/>
      <text:p text:style-name="P6">The same on every page;</text:p>
      <text:p text:style-name="P4"/>
      <text:p text:style-name="P11">A <text:span text:style-name="T10">collapsible</text:span> header with;</text:p>
      <text:p text:style-name="P11">At the top left the current date and day of the month/week in Dutch and the year.</text:p>
      <text:p text:style-name="P11">To the right of which the latest quote of the week.</text:p>
      <text:p text:style-name="P11">On the right the title and an image.</text:p>
      <text:p text:style-name="P11"/>
      <text:p text:style-name="P19"><text:span text:style-name="T2">And below the header a row of navigation links </text:span><text:span text:style-name="T3">with a link to the insert page that only shows up if the user is logged in.</text:span></text:p>
      <text:p text:style-name="P19"><text:span text:style-name="T2"/></text:p>
      <text:p text:style-name="P20"><text:span text:style-name="T2">M</text:span><text:span text:style-name="T1">aybe at the bottom a footer with contact information.</text:span></text:p>
      <text:p text:style-name="P20"><text:span text:style-name="T1"/></text:p>
      <text:p text:style-name="P22"><text:span text:style-name="T7">Database;</text:span></text:p>
      <text:p text:style-name="P10"/>
      <text:p text:style-name="P22"><text:span text:style-name="T8">A database with three tables; user, </text:span><text:span text:style-name="T9">blog posts</text:span><text:span text:style-name="T8">, quotes</text:span></text:p>
      <text:p text:style-name="P20"><text:span text:style-name="T1"/></text:p>
      <text:p text:style-name="P7">Index / blog page;</text:p>
      <text:p text:style-name="P5"/>
      <text:p text:style-name="P12">The latest blog post and maybe the two previous ones bellow it.</text:p>
      <text:p text:style-name="P12"/>
      <text:p text:style-name="P12">A list of links to older posts <text:span text:style-name="T10">on the side</text:span>.</text:p>
      <text:p text:style-name="P12"/>
      <text:p text:style-name="P8">Info page / Het waarom;</text:p>
      <text:p text:style-name="P13"/>
      <text:p text:style-name="P13">Some <text:span text:style-name="T5">general</text:span> information.</text:p>
      <text:p text:style-name="P12"/>
      <text:p text:style-name="P9">Oude wenken;</text:p>
      <text:p text:style-name="P12"/>
      <text:p text:style-name="P14">A page with a list of previous quotes of the week, maybe with pagination after a certain amount.</text:p>
      <text:p text:style-name="P14"/>
      <text:p text:style-name="P9">Login page;</text:p>
      <text:p text:style-name="P21"/>
      <text:p text:style-name="P15">Just a login form.</text:p>
      <text:p text:style-name="P15"/>
      <text:p text:style-name="P18">Logout page;</text:p>
      <text:p text:style-name="P16"/>
      <text:p text:style-name="P16">A short script that empties the session and redirects to the index page.</text:p>
      <text:p text:style-name="P15"/>
      <text:p text:style-name="P17">Insert page;</text:p>
      <text:p text:style-name="P15"/>
      <text:p text:style-name="P15">Two forms:</text:p>
      <text:p text:style-name="P15">One with a title and preferably a rich text field for new blog posts.</text:p>
      <text:p text:style-name="P15">A second <text:span text:style-name="T11">form</text:span> with a plain text field for adding quotation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30T13:03:01.774000000</meta:creation-date>
    <dc:date>2021-12-21T10:07:15.905000000</dc:date>
    <meta:editing-duration>P14DT21H12M9S</meta:editing-duration>
    <meta:editing-cycles>12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27" meta:word-count="201" meta:character-count="1042" meta:non-whitespace-character-count="868"/>
  </office:meta>
</office:document-meta>
</file>